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000000040F1E16756E0594C1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Wingdings" svg:font-family="Wingdings"/>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fo:color="#1f497d" loext:opacity="100%"/>
    </style:style>
    <style:style style:name="P3" style:family="paragraph" style:parent-style-name="Text_20_body">
      <style:text-properties fo:color="#1f497d" loext:opacity="100%" fo:font-size="16pt" fo:font-weight="bold"/>
    </style:style>
    <style:style style:name="P4" style:family="paragraph" style:parent-style-name="Text_20_body">
      <style:text-properties fo:color="#1f497d" loext:opacity="100%" fo:font-size="14pt" fo:font-weight="bold"/>
    </style:style>
    <style:style style:name="P5" style:family="paragraph" style:parent-style-name="Text_20_body">
      <style:text-properties fo:color="#1f497d" loext:opacity="100%" fo:font-size="10pt"/>
    </style:style>
    <style:style style:name="P6" style:family="paragraph" style:parent-style-name="Text_20_body">
      <style:text-properties fo:color="#1f497d" loext:opacity="100%" fo:background-color="#ffff00"/>
    </style:style>
    <style:style style:name="P7" style:family="paragraph" style:parent-style-name="Text_20_body">
      <style:text-properties fo:color="#1f497d" loext:opacity="100%" fo:font-weight="bold"/>
    </style:style>
    <style:style style:name="P8" style:family="paragraph" style:parent-style-name="Text_20_body">
      <style:text-properties fo:color="#1f497d" loext:opacity="100%" style:font-name="sans-serif" fo:font-size="9pt"/>
    </style:style>
    <style:style style:name="P9" style:family="paragraph" style:parent-style-name="Text_20_body">
      <style:text-properties fo:color="#339966" loext:opacity="100%" style:font-name="sans-serif" fo:font-size="9pt" fo:font-weight="bold"/>
    </style:style>
    <style:style style:name="P10" style:family="paragraph" style:parent-style-name="Text_20_body">
      <style:text-properties fo:color="#000000" loext:opacity="100%" style:font-name="sans-serif" fo:font-size="9pt"/>
    </style:style>
    <style:style style:name="P11" style:family="paragraph" style:parent-style-name="Text_20_body">
      <style:text-properties fo:color="#000000" loext:opacity="100%" fo:font-size="9pt" fo:font-weight="bold"/>
    </style:style>
    <style:style style:name="P12" style:family="paragraph" style:parent-style-name="Text_20_body" style:list-style-name="L2"/>
    <style:style style:name="P13" style:family="paragraph" style:parent-style-name="Text_20_body" style:list-style-name="L4"/>
    <style:style style:name="P14" style:family="paragraph" style:parent-style-name="Text_20_body">
      <style:paragraph-properties fo:margin-top="0cm" fo:margin-bottom="0cm" style:contextual-spacing="false"/>
    </style:style>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paragraph-properties fo:margin-top="0cm" fo:margin-bottom="0cm" style:contextual-spacing="false" style:writing-mode="lr-tb"/>
    </style:style>
    <style:style style:name="P19" style:family="paragraph" style:parent-style-name="Text_20_body" style:list-style-name="L1">
      <style:paragraph-properties style:writing-mode="lr-tb"/>
    </style:style>
    <style:style style:name="P20" style:family="paragraph" style:parent-style-name="Text_20_body" style:list-style-name="L3">
      <style:paragraph-properties style:writing-mode="lr-tb"/>
    </style:style>
    <style:style style:name="P21" style:family="paragraph" style:parent-style-name="Text_20_body" style:list-style-name="L5">
      <style:paragraph-properties style:writing-mode="lr-tb"/>
    </style:style>
    <style:style style:name="T1" style:family="text">
      <style:text-properties fo:font-weight="bold"/>
    </style:style>
    <style:style style:name="T2" style:family="text">
      <style:text-properties fo:font-weight="bold" loext:padding-left="0cm" loext:padding-right="0cm" loext:padding-top="0.106cm" loext:padding-bottom="0cm" loext:border-left="none" loext:border-right="none" loext:border-top="0.99pt solid #e1e1e1" loext:border-bottom="none"/>
    </style:style>
    <style:style style:name="T3" style:family="text">
      <style:text-properties loext:padding-left="0cm" loext:padding-right="0cm" loext:padding-top="0.106cm" loext:padding-bottom="0cm" loext:border-left="none" loext:border-right="none" loext:border-top="0.99pt solid #e1e1e1" loext:border-bottom="none"/>
    </style:style>
    <style:style style:name="T4" style:family="text">
      <style:text-properties fo:color="#1f497d" loext:opacity="100%"/>
    </style:style>
    <style:style style:name="T5" style:family="text">
      <style:text-properties fo:color="#1f497d" loext:opacity="100%" style:font-name="Wingdings"/>
    </style:style>
    <style:style style:name="T6" style:family="text">
      <style:text-properties fo:color="#1f497d" loext:opacity="100%" fo:font-style="italic"/>
    </style:style>
    <style:style style:name="T7" style:family="text">
      <style:text-properties fo:color="#1f497d" loext:opacity="100%" fo:font-style="italic" fo:font-weight="bold"/>
    </style:style>
    <style:style style:name="T8" style:family="text">
      <style:text-properties fo:color="#1f497d" loext:opacity="100%" fo:font-weight="bold"/>
    </style:style>
    <style:style style:name="T9" style:family="text">
      <style:text-properties fo:color="#1f497d" loext:opacity="100%" fo:font-size="12pt" fo:font-weight="bold"/>
    </style:style>
    <style:style style:name="T10" style:family="text">
      <style:text-properties fo:font-style="italic"/>
    </style:style>
    <style:style style:name="T11" style:family="text">
      <style:text-properties fo:color="#000000" loext:opacity="100%" fo:font-size="9pt"/>
    </style:style>
    <style:style style:name="T12" style:family="text">
      <style:text-properties fo:color="#000000" loext:opacity="100%" fo:font-size="9pt" fo:font-weight="bold"/>
    </style:style>
    <style:style style:name="T13" style:family="text">
      <style:text-properties fo:color="#000000" loext:opacity="100%" style:font-name="sans-serif" fo:font-size="9pt"/>
    </style:style>
    <style:style style:name="T14" style:family="text">
      <style:text-properties fo:color="#339966" loext:opacity="100%" style:font-name="sans-serif" fo:font-size="9pt" fo:font-weight="bold"/>
    </style:style>
    <style:style style:name="T15" style:family="text">
      <style:text-properties fo:color="#0000ff" loext:opacity="100%" style:font-name="sans-serif" fo:font-size="9pt"/>
    </style:style>
    <style:style style:name="T16" style:family="text">
      <style:text-properties fo:font-size="16pt"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2">De :</text:span><text:span text:style-name="T3"> NOBLET Gilles <text:line-break/></text:span><text:span text:style-name="T2">Envoyé :</text:span><text:span text:style-name="T3"> jeudi 6 mai 2021 15:57<text:line-break/></text:span><text:span text:style-name="T2">À :</text:span><text:span text:style-name="T3"> CATSBG Data Socle Outils et Services &lt;</text:span><text:a xlink:type="simple" xlink:href="mailto:data.socle.outils.et.services@ca-ts.fr" office:target-frame-name="_blank" xlink:show="new" text:style-name="Internet_20_link" text:visited-style-name="Visited_20_Internet_20_Link"><text:span text:style-name="T3">data.socle.outils.et.services@ca-ts.fr</text:span></text:a><text:span text:style-name="T3">&gt;<text:line-break/></text:span><text:span text:style-name="T2">Cc :</text:span><text:span text:style-name="T3"> RAYER Ugo &lt;</text:span><text:a xlink:type="simple" xlink:href="mailto:Ugo.RAYER@ca-ts.fr" office:target-frame-name="_blank" xlink:show="new" text:style-name="Internet_20_link" text:visited-style-name="Visited_20_Internet_20_Link"><text:span text:style-name="T3">Ugo.RAYER@ca-ts.fr</text:span></text:a><text:span text:style-name="T3">&gt;; DAVID Sylvain (EXT) &lt;</text:span><text:a xlink:type="simple" xlink:href="mailto:Sylvain.DAVID-ext@ca-ts.fr" office:target-frame-name="_blank" xlink:show="new" text:style-name="Internet_20_link" text:visited-style-name="Visited_20_Internet_20_Link"><text:span text:style-name="T3">Sylvain.DAVID-ext@ca-ts.fr</text:span></text:a><text:span text:style-name="T3">&gt;<text:line-break/></text:span><text:span text:style-name="T2">Objet :</text:span><text:span text:style-name="T3"> RE: BDF - Flux OPEN CREDIT_TRANSFER_TRANSACTION =&gt; FRICTIONLESS DATA</text:span></text:p>
      <text:p text:style-name="Text_20_body"><text:s/></text:p>
      <text:p text:style-name="P2">Hello Bertrand,</text:p>
      <text:p text:style-name="P2"><text:s/></text:p>
      <text:p text:style-name="P2">Je rajoute Ugo et Sylvain vu qu’on a bossé sur ces sujets ce matin ensemble.</text:p>
      <text:p text:style-name="P2"><text:s/></text:p>
      <text:p text:style-name="P2">Extraire des fichiers d’un système source ne devrait idéalement pas se faire à la main surtout si c’est pour les réintégrer de suite vers un autre système, car on s’expose à tous les tracas, mais quand on y est astreint, alors plongeons ensemble dans le tumulte !</text:p>
      <text:p text:style-name="P2"><text:s/></text:p>
      <text:p text:style-name="P2">Lorsqu’il existe des caractères spéciaux dans les champs, il y a des chances qu’ils soient présents dans la source de données (#1) ou alors que les traitements réalisés sur la source la corrompe in fine (#2). Ainsi, il faudrait savoir si on se trouve dans le cas <text:span text:style-name="T1">(#1)</text:span> ou le cas <text:span text:style-name="T1">(#2)</text:span>.</text:p>
      <text:p text:style-name="P2"><text:s/></text:p>
      <text:p text:style-name="P3">Concernant le cas (#1)</text:p>
      <text:p text:style-name="P2"><text:s/></text:p>
      <text:p text:style-name="Text_20_body"><text:span text:style-name="T4">L’encodage-client (côté client : SQLA, 3270, MySQL Workbench, dbeaver, etc.) <text:s/>utilisé pour extraire les données de la plateforme doit satisfaire à l’existence d’une relation/correspondance au moins bijective et au mieux injective, de l’encodage côté serveur de cette plateforme vers lui-même, si l’on considère ces jeux de caractères comme des ensembles, et Ô joie ! La traduction anglaise nous donne raison </text:span><text:span text:style-name="T5">J</text:span><text:span text:style-name="T4">, =&gt; character </text:span><text:span text:style-name="T7">sets.</text:span></text:p>
      <text:p text:style-name="P2">Teradata utilise l’UNICODE côté serveur pour identifier les caractères qu’il doit tôt ou tard réémettre vers le client (je ne sais pas comment Teradata stocke ces caractères côté serveur dans la mémoire), ainsi, il faudra au moins un encodage client aussi grand que ce que l’UNICODE permet d’identifier.</text:p>
      <text:p text:style-name="P2"><text:s/></text:p>
      <text:p text:style-name="P4">e.g. #1.1#a (cas corrompant)</text:p>
      <text:p text:style-name="P2">Par exemple, côté client, si on utilise l’encodage-client ASCII pour représenter des chaînes de caractères identifiées par de l’UNICODE (qui est un jeu de caractères et non un encodage), alors, on ne pourra pas représenter tout ce que le serveur nous envoie et on corrompra la donnée dans le <text:soft-page-break/>fichier de réception côté client, avant même d’avoir pu continuer vers la situation (#2).</text:p>
      <text:p text:style-name="P4">e.g. #1.1#a-bis (cas où l’on s’en sort avec de la chance)</text:p>
      <text:p text:style-name="Text_20_body"><text:span text:style-name="T4">Si toutes vos chaînes de caractères originellement encodées en UTF-8 et chargées ainsi, n’utilisent finalement que des caractères ASCII, alors vous pourrez les extraire en utilisant un character set tel que l’ASCII bien qu’elles aient été originellement chargées via l’UTF-8. Cependant, supposerions-nous que toutes les chaînes de caractères présentes dans le Teradata suivent cette hypothèse ? </text:span><text:span text:style-name="T5">J</text:span></text:p>
      <text:p text:style-name="P4">e.g. #1.1#b (cas réputé viable)</text:p>
      <text:p text:style-name="P2">Par exemple, côté client, si on utilise l’encodage-client UTF-8 pour représenter des chaînes de caractères identifiées par de l’UNICODE (qui est un jeu de caractères et non un encodage), alors, on pourra représenter ce que le serveur nous envoie et on ne corrompra pas la donnée dans le fichier de réception côté client, néanmoins on peut toujours la corrompre dans le cas (#2).</text:p>
      <text:p text:style-name="P2"><text:s/></text:p>
      <text:p text:style-name="P2">Il y a d’autres éléments propres au fichier sur lesquels veiller :</text:p>
      <text:p text:style-name="Text_20_body"><text:span text:style-name="T8">#1.2</text:span><text:span text:style-name="T4"> : Le </text:span><text:span text:style-name="T8">délimiteur de champ</text:span><text:span text:style-name="T4"> (en CSV : RFC4180, c’est une virgule (comma) </text:span><text:a xlink:type="simple" xlink:href="https://tools.ietf.org/html/rfc4180" office:target-frame-name="_blank" xlink:show="new" text:style-name="Internet_20_link" text:visited-style-name="Visited_20_Internet_20_Link">https://tools.ietf.org/html/rfc4180</text:a><text:span text:style-name="T4"> or bien des fichiers utilisent </text:span><text:span text:style-name="T8">à RAISON, </text:span><text:span text:style-name="T4">d’autres caractères moins usités dans la langue humaine dans laquelle les données peuvent s’exprimer, à savoir un PIPE : « | », un caractère TABULATION, ou autre, certains extracteurs doublent ou triplent les délimiteurs de colonne, il est cependant complexe de le faire interpréter à des utilitaires GNU\Linux comme awk via son option –FS (Field Separator).</text:span></text:p>
      <text:p text:style-name="Text_20_body"><text:span text:style-name="T8">NOTA BENE : </text:span><text:span text:style-name="T4">Imaginez que vous deviez importer un fichier avec deux champs, le premier est un ID en DECIMAL(18,0) et l’autre est un champ texte ne comprenant que des lignes de commandes Linux avec donc… la présence de plusieurs caractères PIPE : « | », évidemment, le PIPE n’est pas discriminant dans la langue dans laquelle la donnée s’exprime…</text:span></text:p>
      <text:p text:style-name="P2">Certains extracteurs définissent des <text:span text:style-name="T10">modes d’extraction, </text:span>le mode CSV qui par défaut ajoute des caractères <text:span text:style-name="T10">double quote</text:span> à tous les champs ou à ceux qui sont exposés à la présence du délimiteur dans la valeur du champ. C’est ce qu’on va voir dans le point suivant : <text:span text:style-name="T1">#1.3</text:span></text:p>
      <text:p text:style-name="Text_20_body"><text:span text:style-name="T8">#1.3 : </text:span><text:span text:style-name="T4">Le </text:span><text:span text:style-name="T8">délimiteur de champ</text:span><text:span text:style-name="T4">, les fameux caractères délimitant le début et la fin d’un champ. Ainsi, qu’importe la présence d’un caractère FIELD SEPARATOR dans un champ de valeur, car c’est ces caractères qui informent où commencer et où terminer l’analyse lexicale et syntaxique (=&gt; parsing) du champ via la grammaire ABNF CSV, Page 3 de la RFC4180.</text:span></text:p>
      <text:p text:style-name="Text_20_body"><text:span text:style-name="T8">#1.4 : </text:span><text:span text:style-name="T4">Le </text:span><text:span text:style-name="T8">délimiteur d’enregistrement</text:span><text:span text:style-name="T4">, j’emploie ici le terme </text:span><text:span text:style-name="T6">enregistrement</text:span><text:span text:style-name="T4"> à l’instar des bases de données et c’est maladroit, mais c’est pour parler du cas où l’on se trouve avec des MULTI-LINE RECORDs, où </text:span><text:span text:style-name="T8">Ed MORTON</text:span><text:span text:style-name="T4"> nous a gratifiés magnifiquement de sa contribution, brillamment valorisée par </text:span><text:span text:style-name="T8">mosvy</text:span><text:span text:style-name="T4"> ici : </text:span><text:a xlink:type="simple" xlink:href="https://stackoverflow.com/questions/45420535/whats-the-most-robust-way-to-efficiently-parse-csv-using-awk/45420607#45420607" office:target-frame-name="_blank" xlink:show="new" text:style-name="Internet_20_link" text:visited-style-name="Visited_20_Internet_20_Link">https://stackoverflow.com/questions/45420535/whats-the-most-robust-way-to-efficiently-parse-csv-using-awk/45420607#45420607</text:a></text:p>
      <text:p text:style-name="P2">C’est un cas qui n’est pas si particulier notamment avec des contenus HTML, leurs balises et les caractères FEEDLINE souvent présents dans ces champs où le simple <text:span text:style-name="T1">wc –l</text:span> se fait abuser et échoue à nous donner le véritable nombre de « lignes ».</text:p>
      <text:p text:style-name="Text_20_body"><text:span text:style-name="T8">#1.5 :</text:span><text:span text:style-name="T4"> la </text:span><text:span text:style-name="T8">présence d’une en-tête</text:span><text:span text:style-name="T4"> ou non, le fameux HEADER</text:span><text:span text:style-name="T8">.</text:span></text:p>
      <text:p text:style-name="Text_20_body"><text:soft-page-break/><text:span text:style-name="T8">#1.6 : </text:span><text:span text:style-name="T4">le </text:span><text:span text:style-name="T8">délimiteur de nombres réels</text:span><text:span text:style-name="T4"> aussi appelés </text:span><text:span text:style-name="T8">à TORT</text:span><text:span text:style-name="T4"> </text:span><text:span text:style-name="T6">flottants. </text:span><text:span text:style-name="T4">Est-ce une virgule ou un point ou autre ?</text:span></text:p>
      <text:p text:style-name="Text_20_body"><text:span text:style-name="T8">#1.7 : l’utilisation de l’écriture scientifique</text:span><text:span text:style-name="T4"> dans les très grands nombres entiers ou réels présentés avec une mantisse ?</text:span></text:p>
      <text:p text:style-name="P2">…</text:p>
      <text:p text:style-name="P2">Il y en a d’autres, n’hésitez pas à amender ou corriger l’existant.</text:p>
      <text:p text:style-name="P2"><text:s/></text:p>
      <text:p text:style-name="P2">Il y a d’autres éléments propre à la donnée source sur lesquels veiller : (pour valider que l’extraction s’est bien passée…)</text:p>
      <text:p text:style-name="Text_20_body"><text:span text:style-name="T8">#1.a : </text:span><text:span text:style-name="T4">Le nombre d’enregistrements de la table en source doit correspondre au nombre de lignes du fichier de réception, +/- 1 ligne en considérant le HEADER dans le fichier de réception.</text:span></text:p>
      <text:p text:style-name="Text_20_body"><text:span text:style-name="T8">#1.b</text:span><text:span text:style-name="T4"> </text:span><text:span text:style-name="T8">:</text:span><text:span text:style-name="T4"> le nombre de colonnes dans la table en source doit correspondre au nombre de champs du fichier de réception</text:span></text:p>
      <text:p text:style-name="Text_20_body"><text:span text:style-name="T8">#1.c : </text:span><text:span text:style-name="T4">les types de données utilisés par la structure en source doivent être fournies en métadonnées ainsi que leur format.</text:span></text:p>
      <text:p text:style-name="Text_20_body"><text:span text:style-name="T8">#1.d : </text:span><text:span text:style-name="T4">les colonnes compressées et les algorithmes utilisés par la compression (en Teradata, MVC, BLC, ALC) doivent être aussi fournies :</text:span></text:p>
      <text:p text:style-name="Text_20_body"><text:span text:style-name="T8">MVC :</text:span><text:span text:style-name="T4"> Multi-Value Compression, le fameux COMPRESS que vous voyez dans les DDLs</text:span></text:p>
      <text:p text:style-name="Text_20_body"><text:span text:style-name="T8">BLC :</text:span><text:span text:style-name="T4"> Block-Level Compression.</text:span></text:p>
      <text:p text:style-name="Text_20_body"><text:span text:style-name="T8">ALC :</text:span><text:span text:style-name="T4"> Algorithmic-Level Compression.</text:span></text:p>
      <text:p text:style-name="Text_20_body"><text:span text:style-name="T8">#1.e :</text:span><text:span text:style-name="T4"> les colonnes sur lesquelles les contraintes d’intégrité référentielle s’appliquent : PK et FK, MULTISET ou SET table en Teradata.</text:span></text:p>
      <text:p text:style-name="P2">En effet, une PK définie sur une ou plusieurs colonnes INTERDIT les doublons parfaits et donc apporte une information fortement appréciée dans l’analyse du fichier… Une FK peut aisément être vérifiée avec l’utilitaire <text:span text:style-name="T1">join</text:span> en GNU\Linux.</text:p>
      <text:p text:style-name="Text_20_body"><text:span text:style-name="T8">#1.f : </text:span><text:span text:style-name="T4">les colonnes sur lesquelles les mécanismes d’accès privilégiés à la donnée sont positionnés : PI et son type (No PI, NUPI ou UPI), Index et leur</text:span><text:span text:style-name="T8">s</text:span><text:span text:style-name="T4"> type</text:span><text:span text:style-name="T8">s</text:span><text:span text:style-name="T4"> (USI, SI), Partitions et leurs définitions (Type, nombre de niveau, grain).</text:span></text:p>
      <text:p text:style-name="Text_20_body"><text:span text:style-name="T8">#1.g en lien avec le #1.b: </text:span><text:span text:style-name="T4">toutes les longueurs maximales des champs doivent être fournies afin de renseigner le bon dimensionnement des types de données à choisir pour la plateforme cible et en vérifiant que les types en source ne sont pas violés lors de l’extraction, e.g. un VARCHAR(64) CASESPECIFIC LATIN ou UNICODE fait combien en longueur maximale ? ;-)</text:span></text:p>
      <text:p text:style-name="P2">…</text:p>
      <text:p text:style-name="P2">Il y en a d’autres, n’hésitez pas à amender ou corriger l’existant.</text:p>
      <text:p text:style-name="P2"><text:s/></text:p>
      <text:p text:style-name="P2"><text:s/></text:p>
      <text:p text:style-name="P3"><text:soft-page-break/>Concernant le cas (#2)</text:p>
      <text:p text:style-name="P2"><text:s/>Enfin le cas (#2) ! On a désormais vérifié que notre fichier est bien extrait et on le répute viable au regard de la source.</text:p>
      <text:p text:style-name="P2">Et c’est là que les joyeusetés commencent. On doit désormais intégrer la donnée dans le système cible. </text:p>
      <text:p text:style-name="P2"><text:s/>Chaque développeur va tôt ou tard s’exprimer de la manière la plus rigoureuse et la plus aboutie pour gérer un « cas particulier » qu’il a trouvé avec ses pratiques, ses outils, son expérience, etc. et des cas particuliers, il y en a… beaucoup, beaucoup trop d’ailleurs… et chacun exprime sa meilleure solution qui ne considère malheureusement jamais toute la complexité des autres situations gérées par les collègues. <text:span text:style-name="T1">C’est la situation dans laquelle nous sommes tombés ce matin avec Sylvain DAVID.</text:span></text:p>
      <text:p text:style-name="P2">Ces fameux cas doivent être comme d’habitude reproductibles, documentés, versionnés et enseignés à tous les développeurs et cela ne peut se faire autrement que via un cadre, qui dit cadre, dit cadriciel, dit framework et pour se faire, comment faire ?</text:p>
      <text:p text:style-name="P2"><text:s/><text:span text:style-name="T16">Frictionless Data</text:span></text:p>
      <text:p text:style-name="Text_20_body"><text:span text:style-name="T4">Parlons donc d’un cadriciel dans lequel s’assurer que tous ces points sont vérifiés, </text:span><text:span text:style-name="T9">Frictionless Data :</text:span><text:span text:style-name="T4"> </text:span><text:a xlink:type="simple" xlink:href="https://frictionlessdata.io/" office:target-frame-name="_blank" xlink:show="new" text:style-name="Internet_20_link" text:visited-style-name="Visited_20_Internet_20_Link">https://frictionlessdata.io/</text:a></text:p>
      <text:p text:style-name="P2">C’est une solution que j’utilisais depuis quelques temps, à vous de me donner votre avis lorsque vous la prendrez en main si vous avez le temps.</text:p>
      <text:p text:style-name="P2">C’est une solution qui s’attarde à standardiser la transformation de données et c’est plus que plaisant car on sait les cas traités et ceux non traités qui nous restent à développer nous-mêmes. Tout ce qu’on a dit précédemment fait évidemment partie de notre base de connaissances tôt ou tard consignées dans une documentation 3U pour rapidement monter en compétences chaque développeur et au moins lui offrir une aptitude à manipuler la donnée via les utilitaires Linux, les Perl/Python distributions présentes déjà sur les serveurs PROD/HORS-PROD mais ce n’est jamais cette connaissance diverse, multi-niveau et mono-implémentée qui nous sert à fiablement réputer nos données saines ou corrompues, c’est le framework qui assure ce travail.</text:p>
      <text:p text:style-name="P2"><text:s/></text:p>
      <text:p text:style-name="Text_20_body"><text:span text:style-name="T2">De :</text:span><text:span text:style-name="T3"> CATSBG Data Socle Outils et Services &lt;</text:span><text:a xlink:type="simple" xlink:href="mailto:data.socle.outils.et.services@ca-ts.fr" office:target-frame-name="_blank" xlink:show="new" text:style-name="Internet_20_link" text:visited-style-name="Visited_20_Internet_20_Link"><text:span text:style-name="T3">data.socle.outils.et.services@ca-ts.fr</text:span></text:a><text:span text:style-name="T3">&gt; <text:line-break/></text:span><text:span text:style-name="T2">Envoyé :</text:span><text:span text:style-name="T3"> jeudi 6 mai 2021 12:10<text:line-break/></text:span><text:span text:style-name="T2">À :</text:span><text:span text:style-name="T3"> NOBLET Gilles &lt;</text:span><text:a xlink:type="simple" xlink:href="mailto:Gilles.NOBLET@ca-ts.fr" office:target-frame-name="_blank" xlink:show="new" text:style-name="Internet_20_link" text:visited-style-name="Visited_20_Internet_20_Link"><text:span text:style-name="T3">Gilles.NOBLET@ca-ts.fr</text:span></text:a><text:span text:style-name="T3">&gt;<text:line-break/></text:span><text:span text:style-name="T2">Objet :</text:span><text:span text:style-name="T3"> TR: BDF - Flux OPEN CREDIT_TRANSFER_TRANSACTION</text:span></text:p>
      <text:p text:style-name="Text_20_body"><text:s/><text:span text:style-name="T4">Gilles,</text:span></text:p>
      <text:p text:style-name="P2"><text:s/>Pour ce que je vois cette fonction permet de virer des caractères (genre saut de ligne) dans les zones de texte. Sais-tu quelle correction devrait y être apporter pour qu’elle marche ?</text:p>
      <text:p text:style-name="P2"><text:s/>Bertrand </text:p>
      <text:p text:style-name="Text_20_body"><text:span text:style-name="T4"><text:s/></text:span><text:span text:style-name="T2">De :</text:span><text:span text:style-name="T3"> DAVID Sylvain (EXT) &lt;</text:span><text:a xlink:type="simple" xlink:href="mailto:Sylvain.DAVID-ext@ca-ts.fr" office:target-frame-name="_blank" xlink:show="new" text:style-name="Internet_20_link" text:visited-style-name="Visited_20_Internet_20_Link"><text:span text:style-name="T3">Sylvain.DAVID-ext@ca-ts.fr</text:span></text:a><text:span text:style-name="T3">&gt; <text:line-break/></text:span><text:soft-page-break/><text:span text:style-name="T2">Envoyé :</text:span><text:span text:style-name="T3"> jeudi 6 mai 2021 11:43<text:line-break/></text:span><text:span text:style-name="T2">À :</text:span><text:span text:style-name="T3"> CATSBG Data Socle Outils et Services &lt;</text:span><text:a xlink:type="simple" xlink:href="mailto:data.socle.outils.et.services@ca-ts.fr" office:target-frame-name="_blank" xlink:show="new" text:style-name="Internet_20_link" text:visited-style-name="Visited_20_Internet_20_Link"><text:span text:style-name="T3">data.socle.outils.et.services@ca-ts.fr</text:span></text:a><text:span text:style-name="T3">&gt;<text:line-break/></text:span><text:span text:style-name="T2">Cc :</text:span><text:span text:style-name="T3"> RAYER Ugo &lt;</text:span><text:a xlink:type="simple" xlink:href="mailto:Ugo.RAYER@ca-ts.fr" office:target-frame-name="_blank" xlink:show="new" text:style-name="Internet_20_link" text:visited-style-name="Visited_20_Internet_20_Link"><text:span text:style-name="T3">Ugo.RAYER@ca-ts.fr</text:span></text:a><text:span text:style-name="T3">&gt;; CATSBG Data metier Bancaire &lt;</text:span><text:a xlink:type="simple" xlink:href="mailto:data.metier.bancaire@ca-ts.fr" office:target-frame-name="_blank" xlink:show="new" text:style-name="Internet_20_link" text:visited-style-name="Visited_20_Internet_20_Link"><text:span text:style-name="T3">data.metier.bancaire@ca-ts.fr</text:span></text:a><text:span text:style-name="T3">&gt;<text:line-break/></text:span><text:span text:style-name="T2">Objet :</text:span><text:span text:style-name="T3"> RE: BDF - Flux OPEN CREDIT_TRANSFER_TRANSACTION</text:span></text:p>
      <text:p text:style-name="Text_20_body"><text:s/></text:p>
      <text:p text:style-name="P2">Après analyse avec Gilles nous avons trouvé la raison de l’ajout des « : ».</text:p>
      <text:p text:style-name="P2"><text:s/>Cela provient de la fonction drop_CR_within_Dbl_Quote présente dans le fichier /opt/MUP10/Logiciel/{AppliCDP}/CDP/OPN/shl .</text:p>
      <text:p text:style-name="P2">Dans cette fonction, on fait la commande suivante : </text:p>
      <text:p text:style-name="P6">awk -v FS="${SEP}" -v RS='"[^"]*"' -v ORS= '{ gsub( FS, ":", RT); gsub(/\n/, " ", RT); gsub(/\r/, " ", RT); print $0 <text:s/>RT}' ${FILE_NAME_TMP} &gt; ${DIR_PATH}/${FILE_NAME}.tmp</text:p>
      <text:p text:style-name="P2"><text:s/>Cette commande remplace le dernier champ du fichier par « : ». </text:p>
      <text:p text:style-name="P7">En l’état, un fichier pour un CDP OPEN ne peut donc jamais terminer par une colonne nullable et spécialement une dernière ligne avec le champ vide.</text:p>
      <text:p text:style-name="P7">Cette fonction est appelée dans tous les flux OPEN.</text:p>
      <text:p text:style-name="P2"><text:s/>Après avoir discuté avec Gilles, il faudrait faire porter l’ensemble des transformations au TPT plutôt qu’à des fonctions shell annexes.</text:p>
      <text:p text:style-name="P2"><text:s/>Pourriez-vous voir, dans le cadre des travaux sur le nouveau générateur, pour corriger ce problème svp ?</text:p>
      <text:p text:style-name="P2">Pour pallier à notre souci, je vais donc devoir modifier le shell généré pour mettre en commentaire l’appel de cette fonction. </text:p>
      <text:p text:style-name="P8"/>
      <text:p text:style-name="Text_20_body"><text:span text:style-name="T12">Sylvain DAVID</text:span><text:span text:style-name="T11"><text:line-break/></text:span></text:p>
      <text:p text:style-name="Text_20_body"><text:span text:style-name="T2">De :</text:span><text:span text:style-name="T3"> DAVID Sylvain (EXT) <text:line-break/></text:span><text:span text:style-name="T2">Envoyé :</text:span><text:span text:style-name="T3"> jeudi 6 mai 2021 09:44<text:line-break/></text:span><text:span text:style-name="T2">À :</text:span><text:span text:style-name="T3"> <text:line-break/></text:span><text:span text:style-name="T2">Cc :</text:span><text:span text:style-name="T3"> RAYER Ugo &lt;</text:span><text:a xlink:type="simple" xlink:href="mailto:Ugo.RAYER@ca-ts.fr" office:target-frame-name="_blank" xlink:show="new" text:style-name="Internet_20_link" text:visited-style-name="Visited_20_Internet_20_Link"><text:span text:style-name="T3">Ugo.RAYER@ca-ts.fr</text:span></text:a><text:span text:style-name="T3">&gt;; CATSBG Data metier Bancaire &lt;</text:span><text:a xlink:type="simple" xlink:href="mailto:data.metier.bancaire@ca-ts.fr" office:target-frame-name="_blank" xlink:show="new" text:style-name="Internet_20_link" text:visited-style-name="Visited_20_Internet_20_Link"><text:span text:style-name="T3">data.metier.bancaire@ca-ts.fr</text:span></text:a><text:span text:style-name="T3">&gt;<text:line-break/></text:span><text:span text:style-name="T2">Objet :</text:span><text:span text:style-name="T3"> BDF - Flux OPEN CREDIT_TRANSFER_TRANSACTION</text:span></text:p>
      <text:p text:style-name="Text_20_body"><text:s/></text:p>
      <text:p text:style-name="Text_20_body">Dans le cadre du projet Carto BDF, nous avons un flux OPEN CREDIT_TRANSFER_TRANSACTION à mettre en place.</text:p>
      <text:p text:style-name="Text_20_body">Nous avons effectué le développement et testé le flux avec un fichier fournit par le bloc amont.</text:p>
      <text:p text:style-name="Text_20_body"><text:soft-page-break/>Cependant, nous rencontrons un problème : la dernière colonne du fichier peut être null et le traitement TPT renseigné dans la dernière ligne du fichier pour cette colonne la valeur « : ».</text:p>
      <text:p text:style-name="Text_20_body">Cette colonne représente un TIMESTAMP, cette valeur provoque donc le plantage de notre flux pour « Invalid timestamp ».</text:p>
      <text:p text:style-name="Text_20_body">Il n’y a pas de raison d’avoir ces « : » puisque dans le fichier, il n’y aucune valeur (vérification qu’il n’y a pas de caractères spéciaux cachés).</text:p>
      <text:p text:style-name="Text_20_body">De plus, le problème se produit que nous ne mettions qu’une seule ligne dans le fichier ou bien l’ensemble du JDD.</text:p>
      <text:p text:style-name="Text_20_body">Est-ce que vous auriez une explication svp ? Un fichier OPEN peut-il terminer avec une colonne nullable ?</text:p>
      <text:p text:style-name="Text_20_body">Les données sont dispos dans la I1 : DZUDA0CPDT_WRK_MU_0.CREDIT_TRANSFER_TRANSACTION_I1</text:p>
      <text:p text:style-name="Text_20_body"/>
      <text:p text:style-name="P8">Cordialement,</text:p>
      <text:p text:style-name="P11">Sylvain DAVID</text:p>
      <text:p text:style-name="Preformatted_20_Text"/>
      <text:p text:style-name="Preformatted_20_Text"/>
      <text:p text:style-name="Preformatted_20_Text"/>
      <text:p text:style-name="Preformatted_20_Text"><text:a xlink:type="simple" xlink:href="https://stackoverflow.com/questions/45420535/whats-the-most-robust-way-to-efficiently-parse-csv-using-awk/45420607#45420607" text:style-name="Internet_20_link" text:visited-style-name="Visited_20_Internet_20_Link">https://stackoverflow.com/questions/45420535/whats-the-most-robust-way-to-efficiently-parse-csv-using-awk/45420607#45420607</text:a> </text:p>
      <text:h text:style-name="Heading_20_1" text:outline-level="1"><text:a xlink:type="simple" xlink:href="https://stackoverflow.com/questions/45420535/whats-the-most-robust-way-to-efficiently-parse-csv-using-awk" text:style-name="Internet_20_link" text:visited-style-name="Visited_20_Internet_20_Link">What's the most robust way to efficiently parse CSV using awk?</text:a></text:h>
      <text:p text:style-name="Preformatted_20_Text"/>
      <text:section text:style-name="Sect1" text:name="question">
        <text:p text:style-name="Text_20_body">Given a CSV as might be generated by Excel or other tools with embedded newlines, embedded double quotes and empty fields like:</text:p>
        <text:p text:style-name="Preformatted_20_Text"><text:span text:style-name="Source_20_Text">$ cat file.csv</text:span></text:p>
        <text:p text:style-name="Preformatted_20_Text"><text:span text:style-name="Source_20_Text">"rec1, fld1",,"rec1"",""fld3.1</text:span></text:p>
        <text:p text:style-name="Preformatted_20_Text"><text:span text:style-name="Source_20_Text">"",</text:span></text:p>
        <text:p text:style-name="Preformatted_20_Text"><text:span text:style-name="Source_20_Text">fld3.2","rec1</text:span></text:p>
        <text:p text:style-name="Preformatted_20_Text"><text:span text:style-name="Source_20_Text">fld4"</text:span></text:p>
        <text:p text:style-name="Preformatted_20_Text"><text:span text:style-name="Source_20_Text">"rec2, fld1.1</text:span></text:p>
        <text:p text:style-name="Preformatted_20_Text"/>
        <text:p text:style-name="P1"><text:span text:style-name="Source_20_Text">fld1.2","rec2 fld2.1""fld2.2""fld2.3","",rec2 fld4</text:span></text:p>
        <text:p text:style-name="Text_20_body">What's the most robust way efficiently using awk to identify the separate records and fields:</text:p>
        <text:p text:style-name="Preformatted_20_Text"><text:span text:style-name="Source_20_Text">Record 1:</text:span></text:p>
        <text:p text:style-name="Preformatted_20_Text"><text:span text:style-name="Source_20_Text"><text:s text:c="4"/>$1=&lt;rec1, fld1&gt;</text:span></text:p>
        <text:p text:style-name="Preformatted_20_Text"><text:span text:style-name="Source_20_Text"><text:s text:c="4"/>$2=&lt;&gt;</text:span></text:p>
        <text:p text:style-name="Preformatted_20_Text"><text:span text:style-name="Source_20_Text"><text:s text:c="4"/>$3=&lt;rec1","fld3.1</text:span></text:p>
        <text:p text:style-name="Preformatted_20_Text"><text:span text:style-name="Source_20_Text">",</text:span></text:p>
        <text:p text:style-name="Preformatted_20_Text"><text:span text:style-name="Source_20_Text">fld3.2&gt;</text:span></text:p>
        <text:p text:style-name="Preformatted_20_Text"><text:span text:style-name="Source_20_Text"><text:s text:c="4"/>$4=&lt;rec1</text:span></text:p>
        <text:p text:style-name="Preformatted_20_Text"><text:span text:style-name="Source_20_Text">fld4&gt;</text:span></text:p>
        <text:p text:style-name="Preformatted_20_Text"><text:span text:style-name="Source_20_Text">----</text:span></text:p>
        <text:p text:style-name="Preformatted_20_Text"><text:span text:style-name="Source_20_Text">Record 2:</text:span></text:p>
        <text:p text:style-name="Preformatted_20_Text"><text:span text:style-name="Source_20_Text"><text:s text:c="4"/>$1=&lt;rec2, fld1.1</text:span></text:p>
        <text:p text:style-name="Preformatted_20_Text"><text:soft-page-break/></text:p>
        <text:p text:style-name="Preformatted_20_Text"><text:span text:style-name="Source_20_Text">fld1.2&gt;</text:span></text:p>
        <text:p text:style-name="Preformatted_20_Text"><text:span text:style-name="Source_20_Text"><text:s text:c="4"/>$2=&lt;rec2 fld2.1"fld2.2"fld2.3&gt;</text:span></text:p>
        <text:p text:style-name="Preformatted_20_Text"><text:span text:style-name="Source_20_Text"><text:s text:c="4"/>$3=&lt;&gt;</text:span></text:p>
        <text:p text:style-name="Preformatted_20_Text"><text:span text:style-name="Source_20_Text"><text:s text:c="4"/>$4=&lt;rec2 fld4&gt;</text:span></text:p>
        <text:p text:style-name="P1"><text:span text:style-name="Source_20_Text">----</text:span></text:p>
        <text:p text:style-name="Text_20_body">so it can be used as those records and fields internally by the rest of the awk script.</text:p>
        <text:p text:style-name="Text_20_body">A valid CSV would be one that conforms to <text:a xlink:type="simple" xlink:href="https://www.rfc-editor.org/rfc/rfc4180" text:style-name="Internet_20_link" text:visited-style-name="Visited_20_Internet_20_Link">RFC 4180</text:a> or can be generated by MS-Excel.</text:p>
        <text:p text:style-name="Text_20_body">The solution must tolerate the end of record just being LF (<text:span text:style-name="Source_20_Text">\n</text:span>) as is typical for UNIX files rather than CRLF (<text:span text:style-name="Source_20_Text">\r\n</text:span>) as that standard requires and Excel or other Windows tools would generate. It will also tolerate unquoted fields mixed with quoted fields. It will specifically not need to tolerate escaping <text:span text:style-name="Source_20_Text">"</text:span>s with a preceding backslash (i.e. <text:span text:style-name="Source_20_Text">\"</text:span> instead of <text:span text:style-name="Source_20_Text">""</text:span>) as some other CSV formats allow - if you have that then adding a <text:span text:style-name="Source_20_Text">gsub(/\\"/,"\"\"")</text:span> up front would handle it and trying to handle both escaping mechanisms automatically in one script would make the script unnecessarily fragile and complicated.</text:p>
        <text:p text:style-name="P14"/>
        <text:p text:style-name="P14"><text:a xlink:type="simple" xlink:href="https://stackoverflow.com/users/-1/community" text:style-name="Internet_20_link" text:visited-style-name="Visited_20_Internet_20_Link">Community</text:a>Bot </text:p>
        <text:p text:style-name="P18"/>
        <text:p text:style-name="P14"><draw:a xlink:type="simple" xlink:href="https://stackoverflow.com/users/1745001/ed-morton"><draw:frame draw:style-name="fr1" draw:name="Image2" text:anchor-type="as-char" svg:width="0.9cm" svg:height="0.9cm" draw:z-index="0"><draw:image xlink:href="Pictures/100000000000004000000040F1E16756E0594C12.jpg" xlink:type="simple" xlink:show="embed" xlink:actuate="onLoad" draw:mime-type="image/jpeg"/></draw:frame></draw:a></text:p>
        <text:p text:style-name="P14"><text:a xlink:type="simple" xlink:href="https://stackoverflow.com/users/1745001/ed-morton" text:style-name="Internet_20_link" text:visited-style-name="Visited_20_Internet_20_Link">Ed Morton</text:a> </text:p>
        <text:p text:style-name="P18"/>
      </text:section>
      <text:section text:style-name="Sect1" text:name="Section1">
        <text:p text:style-name="Text_20_body"><text:bookmark text:name="answer-45420607"/>If your CSV cannot contain newlines or escaped double quotes then all you need is (with GNU awk for <text:a xlink:type="simple" xlink:href="https://www.gnu.org/software/gawk/manual/gawk.html#Splitting-By-Content" text:style-name="Internet_20_link" text:visited-style-name="Visited_20_Internet_20_Link">FPAT</text:a>):</text:p>
        <text:p text:style-name="Preformatted_20_Text"><text:span text:style-name="Source_20_Text">$ echo 'foo,"field,with,commas",bar' |</text:span></text:p>
        <text:p text:style-name="Preformatted_20_Text"><text:span text:style-name="Source_20_Text"><text:s text:c="4"/>awk -v FPAT='[^,]*|"[^"]+"' '{for (i=1; i&lt;=NF;i++) print i, "&lt;" $i "&gt;"}'</text:span></text:p>
        <text:p text:style-name="Preformatted_20_Text"><text:span text:style-name="Source_20_Text">1 &lt;foo&gt;</text:span></text:p>
        <text:p text:style-name="Preformatted_20_Text"><text:span text:style-name="Source_20_Text">2 &lt;"field,with,commas"&gt;</text:span></text:p>
        <text:p text:style-name="P1"><text:span text:style-name="Source_20_Text">3 &lt;bar&gt;</text:span></text:p>
        <text:p text:style-name="Text_20_body">If all you actually want to do is convert your CSV to individual lines by, say, replacing newlines with blanks and commas with semi-colons inside quoted fields then all you need is this, again using GNU awk for multi-char RS and RT:</text:p>
        <text:p text:style-name="Preformatted_20_Text"><text:span text:style-name="Source_20_Text">$ awk -v RS='"[^"]+"' -v ORS= '{gsub(/\n/," ",RT); gsub(/,/,";",RT); print $0 RT}' file</text:span></text:p>
        <text:p text:style-name="Preformatted_20_Text"><text:span text:style-name="Source_20_Text">"rec1; fld1",,"rec1"";""fld3.1 ""; fld3.2","rec1 fld4"</text:span></text:p>
        <text:p text:style-name="P1"><text:span text:style-name="Source_20_Text">"rec2; fld1.1 <text:s/>fld1.2","rec2 fld2.1""fld2.2""fld2.3","",rec2 fld4</text:span></text:p>
        <text:p text:style-name="Text_20_body">Otherwise, though, the general, robust, portable solution to identify the fields that will work with any modern awk is:</text:p>
        <text:p text:style-name="Preformatted_20_Text"><text:span text:style-name="Source_20_Text">$ cat decsv.awk</text:span></text:p>
        <text:p text:style-name="Preformatted_20_Text"><text:span text:style-name="Source_20_Text">function buildRec( <text:s text:c="5"/>i,orig,fpat,done) {</text:span></text:p>
        <text:p text:style-name="Preformatted_20_Text"><text:span text:style-name="Source_20_Text"><text:s text:c="4"/>$0 = PrevSeg $0</text:span></text:p>
        <text:p text:style-name="Preformatted_20_Text"><text:span text:style-name="Source_20_Text"><text:s text:c="4"/>if ( gsub(/"/,"&amp;") % 2 ) {</text:span></text:p>
        <text:p text:style-name="Preformatted_20_Text"><text:span text:style-name="Source_20_Text"><text:s text:c="8"/>PrevSeg = $0 RS</text:span></text:p>
        <text:p text:style-name="Preformatted_20_Text"><text:span text:style-name="Source_20_Text"><text:s text:c="8"/>done = 0</text:span></text:p>
        <text:p text:style-name="Preformatted_20_Text"><text:span text:style-name="Source_20_Text"><text:s text:c="4"/>}</text:span></text:p>
        <text:p text:style-name="Preformatted_20_Text"><text:span text:style-name="Source_20_Text"><text:s text:c="4"/>else {</text:span></text:p>
        <text:p text:style-name="Preformatted_20_Text"><text:span text:style-name="Source_20_Text"><text:s text:c="8"/>PrevSeg = ""</text:span></text:p>
        <text:p text:style-name="Preformatted_20_Text"><text:soft-page-break/><text:span text:style-name="Source_20_Text"><text:s text:c="8"/>gsub(/@/,"@A"); gsub(/""/,"@B") <text:s text:c="11"/># &lt;"x@foo""bar"&gt; -&gt; &lt;"x@Afoo@Bbar"&gt;</text:span></text:p>
        <text:p text:style-name="Preformatted_20_Text"><text:span text:style-name="Source_20_Text"><text:s text:c="8"/>orig = $0; $0 = "" <text:s text:c="24"/># Save $0 and empty it</text:span></text:p>
        <text:p text:style-name="Preformatted_20_Text"><text:span text:style-name="Source_20_Text"><text:s text:c="8"/>fpat = "([^" FS "]*)|(\"[^\"]+\")" <text:s text:c="8"/># Mimic GNU awk FPAT meaning</text:span></text:p>
        <text:p text:style-name="Preformatted_20_Text"><text:span text:style-name="Source_20_Text"><text:s text:c="8"/>while ( (orig!="") &amp;&amp; match(orig,fpat) ) { # Find the next string matching fpat</text:span></text:p>
        <text:p text:style-name="Preformatted_20_Text"><text:span text:style-name="Source_20_Text"><text:s text:c="12"/>$(++i) = substr(orig,RSTART,RLENGTH) <text:s text:c="2"/># Create a field in new $0</text:span></text:p>
        <text:p text:style-name="Preformatted_20_Text"><text:span text:style-name="Source_20_Text"><text:s text:c="12"/>gsub(/@B/,"\"",$i); gsub(/@A/,"@",$i) <text:s/># &lt;"x@Afoo@Bbar"&gt; -&gt; &lt;"x@foo"bar"&gt;</text:span></text:p>
        <text:p text:style-name="Preformatted_20_Text"><text:span text:style-name="Source_20_Text"><text:s text:c="12"/>gsub(/^"|"$/,"",$i) <text:s text:c="19"/># &lt;"x@foo"bar"&gt; <text:s text:c="2"/>-&gt; &lt;x@foo"bar&gt;</text:span></text:p>
        <text:p text:style-name="Preformatted_20_Text"><text:span text:style-name="Source_20_Text"><text:s text:c="12"/>orig = substr(orig,RSTART+RLENGTH+1) <text:s text:c="2"/># Move past fpat+sep in orig $0</text:span></text:p>
        <text:p text:style-name="Preformatted_20_Text"><text:span text:style-name="Source_20_Text"><text:s text:c="8"/>}</text:span></text:p>
        <text:p text:style-name="Preformatted_20_Text"><text:span text:style-name="Source_20_Text"><text:s text:c="8"/>done = 1</text:span></text:p>
        <text:p text:style-name="Preformatted_20_Text"><text:span text:style-name="Source_20_Text"><text:s text:c="4"/>}</text:span></text:p>
        <text:p text:style-name="Preformatted_20_Text"><text:span text:style-name="Source_20_Text"><text:s text:c="4"/>return done</text:span></text:p>
        <text:p text:style-name="Preformatted_20_Text"><text:span text:style-name="Source_20_Text">}</text:span></text:p>
        <text:p text:style-name="Preformatted_20_Text"/>
        <text:p text:style-name="Preformatted_20_Text"><text:span text:style-name="Source_20_Text">BEGIN { FS=OFS="," }</text:span></text:p>
        <text:p text:style-name="Preformatted_20_Text"><text:span text:style-name="Source_20_Text">!buildRec() { next }</text:span></text:p>
        <text:p text:style-name="Preformatted_20_Text"><text:span text:style-name="Source_20_Text">{</text:span></text:p>
        <text:p text:style-name="Preformatted_20_Text"><text:span text:style-name="Source_20_Text"><text:s text:c="4"/>printf "Record %d:\n", ++recNr</text:span></text:p>
        <text:p text:style-name="Preformatted_20_Text"><text:span text:style-name="Source_20_Text"><text:s text:c="4"/>for (i=1;i&lt;=NF;i++) {</text:span></text:p>
        <text:p text:style-name="Preformatted_20_Text"><text:span text:style-name="Source_20_Text"><text:s text:c="8"/># To replace newlines with blanks add gsub(/\n/," ",$i) here</text:span></text:p>
        <text:p text:style-name="Preformatted_20_Text"><text:span text:style-name="Source_20_Text"><text:s text:c="8"/>printf " <text:s text:c="3"/>$%d=&lt;%s&gt;\n", i, $i</text:span></text:p>
        <text:p text:style-name="Preformatted_20_Text"><text:span text:style-name="Source_20_Text"><text:s text:c="4"/>}</text:span></text:p>
        <text:p text:style-name="Preformatted_20_Text"><text:span text:style-name="Source_20_Text"><text:s text:c="4"/>print "----"</text:span></text:p>
        <text:p text:style-name="P1"><text:span text:style-name="Source_20_Text">}</text:span></text:p>
        <text:p text:style-name="Text_20_body">.</text:p>
        <text:p text:style-name="Preformatted_20_Text"><text:span text:style-name="Source_20_Text">$ awk -f decsv.awk file.csv</text:span></text:p>
        <text:p text:style-name="Preformatted_20_Text"><text:span text:style-name="Source_20_Text">Record 1:</text:span></text:p>
        <text:p text:style-name="Preformatted_20_Text"><text:span text:style-name="Source_20_Text"><text:s text:c="4"/>$1=&lt;rec1, fld1&gt;</text:span></text:p>
        <text:p text:style-name="Preformatted_20_Text"><text:span text:style-name="Source_20_Text"><text:s text:c="4"/>$2=&lt;&gt;</text:span></text:p>
        <text:p text:style-name="Preformatted_20_Text"><text:span text:style-name="Source_20_Text"><text:s text:c="4"/>$3=&lt;rec1","fld3.1</text:span></text:p>
        <text:p text:style-name="Preformatted_20_Text"><text:span text:style-name="Source_20_Text">",</text:span></text:p>
        <text:p text:style-name="Preformatted_20_Text"><text:span text:style-name="Source_20_Text">fld3.2&gt;</text:span></text:p>
        <text:p text:style-name="Preformatted_20_Text"><text:span text:style-name="Source_20_Text"><text:s text:c="4"/>$4=&lt;rec1</text:span></text:p>
        <text:p text:style-name="Preformatted_20_Text"><text:span text:style-name="Source_20_Text">fld4&gt;</text:span></text:p>
        <text:p text:style-name="Preformatted_20_Text"><text:span text:style-name="Source_20_Text">----</text:span></text:p>
        <text:p text:style-name="Preformatted_20_Text"><text:span text:style-name="Source_20_Text">Record 2:</text:span></text:p>
        <text:p text:style-name="Preformatted_20_Text"><text:span text:style-name="Source_20_Text"><text:s text:c="4"/>$1=&lt;rec2, fld1.1</text:span></text:p>
        <text:p text:style-name="Preformatted_20_Text"/>
        <text:p text:style-name="Preformatted_20_Text"><text:span text:style-name="Source_20_Text">fld1.2&gt;</text:span></text:p>
        <text:p text:style-name="Preformatted_20_Text"><text:span text:style-name="Source_20_Text"><text:s text:c="4"/>$2=&lt;rec2 fld2.1"fld2.2"fld2.3&gt;</text:span></text:p>
        <text:p text:style-name="Preformatted_20_Text"><text:span text:style-name="Source_20_Text"><text:s text:c="4"/>$3=&lt;&gt;</text:span></text:p>
        <text:p text:style-name="Preformatted_20_Text"><text:span text:style-name="Source_20_Text"><text:s text:c="4"/>$4=&lt;rec2 fld4&gt;</text:span></text:p>
        <text:p text:style-name="P1"><text:span text:style-name="Source_20_Text">----</text:span></text:p>
        <text:p text:style-name="Text_20_body">The above assumes UNIX line endings of <text:span text:style-name="Source_20_Text">\n</text:span>. With Windows <text:span text:style-name="Source_20_Text">\r\n</text:span> line endings it's much simpler as the "newlines" within each field will actually just be line feeds (i.e. <text:span text:style-name="Source_20_Text">\n</text:span>s) and so you can set <text:span text:style-name="Source_20_Text">RS="\r\n"</text:span> (using GNU awk for multi-char RS) and then the <text:span text:style-name="Source_20_Text">\n</text:span>s within fields will not be treated as line endings.</text:p>
        <text:p text:style-name="Text_20_body">It works by simply counting how many <text:span text:style-name="Source_20_Text">"</text:span>s are present so far in the current record whenever it encounters the <text:span text:style-name="Source_20_Text">RS</text:span> - if it's an odd number then the <text:span text:style-name="Source_20_Text">RS</text:span> (presumably <text:span text:style-name="Source_20_Text">\n</text:span> but doesn't have to be) is mid-field and so we keep building the current record but if it's even then it's the end of the current record and so we can continue with the rest of the script processing the now complete record.</text:p>
        <text:p text:style-name="Text_20_body"><text:soft-page-break/>The <text:span text:style-name="Source_20_Text">gsub(/@/,"@A"); gsub(/""/,"@B")</text:span> converts every pair of double quotes axcross the whole record (bear in mind these <text:span text:style-name="Source_20_Text">""</text:span> pairs can only apply within quoted fields) to a string <text:span text:style-name="Source_20_Text">@B</text:span> that does not contain a double quote so that when we split the record into fields the match() doesn't get tripped up by quotes appearing inside fields. The <text:span text:style-name="Source_20_Text">gsub(/@B/,"\"",$i); gsub(/@A/,"@",$i)</text:span> restores the quotes inside each field individually and also converts the <text:span text:style-name="Source_20_Text">""</text:span>s to the <text:span text:style-name="Source_20_Text">"</text:span>s they really represent.</text:p>
        <text:p text:style-name="Text_20_body">Also see <text:a xlink:type="simple" xlink:href="https://stackoverflow.com/q/38805123/1745001" text:style-name="Internet_20_link" text:visited-style-name="Visited_20_Internet_20_Link">How do I use awk under cygwin to print fields from an excel spreadsheet?</text:a> for how to generate CSVs from Excel spreadsheets.</text:p>
        <text:p text:style-name="P14"><text:a xlink:type="simple" xlink:href="https://stackoverflow.com/posts/45420607/revisions" text:style-name="Internet_20_link" text:visited-style-name="Visited_20_Internet_20_Link">edited Dec 29 2021 at 21:12</text:a> </text:p>
        <text:p text:style-name="P14">answered Jul 31 2017 at 16:06 </text:p>
        <text:p text:style-name="P14"><draw:a xlink:type="simple" xlink:href="https://stackoverflow.com/users/1745001/ed-morton"><draw:frame draw:style-name="fr1" draw:name="Image3" text:anchor-type="as-char" svg:width="0.9cm" svg:height="0.9cm" draw:z-index="1"><draw:image xlink:href="Pictures/100000000000004000000040F1E16756E0594C12.jpg" xlink:type="simple" xlink:show="embed" xlink:actuate="onLoad" draw:mime-type="image/jpeg"/></draw:frame></draw:a></text:p>
        <text:p text:style-name="P14"><text:a xlink:type="simple" xlink:href="https://stackoverflow.com/users/1745001/ed-morton" text:style-name="Internet_20_link" text:visited-style-name="Visited_20_Internet_20_Link">Ed Morton</text:a> </text:p>
        <text:p text:style-name="P18"/>
      </text:section>
      <text:p text:style-name="Text_20_body">An improvement upon @EdMorton's <text:span text:style-name="Source_20_Text">FPAT</text:span> solution, which should be able to handle double-quotes(<text:span text:style-name="Source_20_Text">"</text:span>) escaped by doubling (<text:span text:style-name="Source_20_Text">""</text:span> -- as allowed by the CSV <text:a xlink:type="simple" xlink:href="https://www.rfc-editor.org/rfc/rfc4180" text:style-name="Internet_20_link" text:visited-style-name="Visited_20_Internet_20_Link">standard</text:a>).</text:p>
      <text:p text:style-name="P1"><text:span text:style-name="Source_20_Text">gawk -v FPAT='[^,]*|("[^"]*")+' ...</text:span></text:p>
      <text:p text:style-name="Text_20_body">This STILL</text:p>
      <text:list xml:id="list2070765823" text:style-name="L2">
        <text:list-item>
          <text:p text:style-name="P12">isn't able to handle newlines inside quoted fields, which are perfectly legit in standard CSV files.</text:p>
        </text:list-item>
        <text:list-item>
          <text:p text:style-name="P12">assumes <text:span text:style-name="Strong_20_Emphasis">GNU awk</text:span> (<text:span text:style-name="Source_20_Text">gawk</text:span>), a standard awk won't do.</text:p>
        </text:list-item>
      </text:list>
      <text:p text:style-name="Text_20_body">Example:</text:p>
      <text:p text:style-name="Preformatted_20_Text"><text:span text:style-name="Source_20_Text">$ echo 'a,,"","y""ck","""x,y,z"," ",12' |</text:span></text:p>
      <text:p text:style-name="Preformatted_20_Text"><text:span text:style-name="Source_20_Text">gawk -v OFS='|' -v FPAT='[^,]*|("[^"]*")+' '{$1=$1}1'</text:span></text:p>
      <text:p text:style-name="Preformatted_20_Text"><text:span text:style-name="Source_20_Text">a||""|"y""ck"|"""x,y,z"|" "|12</text:span></text:p>
      <text:p text:style-name="Preformatted_20_Text"/>
      <text:p text:style-name="Preformatted_20_Text"><text:span text:style-name="Source_20_Text">$ echo 'a,,"","y""ck","""x,y,z"," ",12' |</text:span></text:p>
      <text:p text:style-name="Preformatted_20_Text"><text:span text:style-name="Source_20_Text">gawk -v FPAT='[^,]*|("[^"]*")+' '{</text:span></text:p>
      <text:p text:style-name="Preformatted_20_Text"><text:span text:style-name="Source_20_Text"><text:s text:c="2"/>for(i=1; i&lt;=NF;i++){</text:span></text:p>
      <text:p text:style-name="Preformatted_20_Text"><text:span text:style-name="Source_20_Text"><text:s text:c="4"/>if($i~/"/){ $i = substr($i, 2, length($i)-2); gsub(/""/,"\"", $i) }</text:span></text:p>
      <text:p text:style-name="Preformatted_20_Text"><text:span text:style-name="Source_20_Text"><text:s text:c="4"/>print "&lt;"$i"&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lt;a&gt;</text:span></text:p>
      <text:p text:style-name="Preformatted_20_Text"><text:span text:style-name="Source_20_Text">&lt;&gt;</text:span></text:p>
      <text:p text:style-name="Preformatted_20_Text"><text:span text:style-name="Source_20_Text">&lt;&gt;</text:span></text:p>
      <text:p text:style-name="Preformatted_20_Text"><text:span text:style-name="Source_20_Text">&lt;y"ck&gt;</text:span></text:p>
      <text:p text:style-name="Preformatted_20_Text"><text:span text:style-name="Source_20_Text">&lt;"x,y,z&gt;</text:span></text:p>
      <text:p text:style-name="Preformatted_20_Text"><text:span text:style-name="Source_20_Text">&lt; &gt;</text:span></text:p>
      <text:p text:style-name="P1"><text:span text:style-name="Source_20_Text">&lt;12&gt;</text:span></text:p>
      <text:p text:style-name="P14"><text:a xlink:type="simple" xlink:href="https://stackoverflow.com/users/10306503/mosvy" text:style-name="Internet_20_link" text:visited-style-name="Visited_20_Internet_20_Link">mosvy</text:a> </text:p>
      <text:p text:style-name="P18"/>
      <text:section text:style-name="Sect1" text:name="comments-60676023">
        <text:list xml:id="list892011547" text:style-name="L3">
          <text:list-header>
            <text:p text:style-name="P16">That's a nice FPAT, I can't imagine any invalid case it'd allow - you should suggest the gawk folks update <text:a xlink:type="simple" xlink:href="https://www.gnu.org/software/gawk/manual/gawk.html#Splitting-By-Content" text:style-name="Internet_20_link" text:visited-style-name="Visited_20_Internet_20_Link">their FPAT documentation</text:a> to use it instead of <text:span text:style-name="Source_20_Text">FPAT = "([^,]*)|(\"[^\"]+\")</text:span> as documented at the bottom of that section and I used. </text:p>
            <text:p text:style-name="P16">– <text:a xlink:type="simple" xlink:href="https://stackoverflow.com/users/1745001/ed-morton" text:style-name="Internet_20_link" text:visited-style-name="Visited_20_Internet_20_Link">Ed Morton</text:a> </text:p>
            <text:p text:style-name="P20"><text:soft-page-break/><text:a xlink:type="simple" xlink:href="https://stackoverflow.com/questions/45420535/whats-the-most-robust-way-to-efficiently-parse-csv-using-awk/45420607#comment107352169_60676023" text:style-name="Internet_20_link" text:visited-style-name="Visited_20_Internet_20_Link">Mar 13 2020 at 20:02</text:a> </text:p>
          </text:list-header>
        </text:list>
      </text:section>
      <text:p text:style-name="Text_20_body">This is exactly what <text:a xlink:type="simple" xlink:href="https://github.com/dbro/csvquote" text:style-name="Internet_20_link" text:visited-style-name="Visited_20_Internet_20_Link">csvquote</text:a> is for - it makes things simple for awk and other command line data processing tools.</text:p>
      <text:p text:style-name="Text_20_body">Some things are difficult to express in awk. Instead of running a single awk command and trying to get awk to handle the quoted fields with embedded commas and newlines, the data gets prepared for awk by csvquote, so that awk can always interpret the commas and newlines it finds as field separators and record separators. This makes the awk part of the pipeline simpler. Once awk is done with the data, it goes back through <text:span text:style-name="Source_20_Text">csvquote -u</text:span> to restore the embedded commas and newlines inside quoted fields.</text:p>
      <text:p text:style-name="P1"><text:span text:style-name="Source_20_Text">csvquote file.csv | awk -f my_awk_script | csvquote -u</text:span></text:p>
      <text:p text:style-name="P14"><text:a xlink:type="simple" xlink:href="https://stackoverflow.com/users/2350656/d-bro" text:style-name="Internet_20_link" text:visited-style-name="Visited_20_Internet_20_Link">D Bro</text:a> </text:p>
      <text:section text:style-name="Sect1" text:name="comments-70925062">
        <text:list xml:id="list3261874750" text:style-name="L5">
          <text:list-item>
            <text:p text:style-name="P17"><text:bookmark text:name="comment-125387895"/>Please <text:a xlink:type="simple" xlink:href="https://stackoverflow.com/posts/70925062/edit" text:style-name="Internet_20_link" text:visited-style-name="Visited_20_Internet_20_Link">edit</text:a> your answer to include the output of <text:span text:style-name="Source_20_Text">csvquote file.csv</text:span> so we can see what exactly it'd do to the CSV from my question. Also add the output of <text:span text:style-name="Source_20_Text">csvquote file.csv | csvquote -u</text:span> so we can see if it reproduces the input unchanged. </text:p>
            <text:p text:style-name="P17">– <text:a xlink:type="simple" xlink:href="https://stackoverflow.com/users/1745001/ed-morton" text:style-name="Internet_20_link" text:visited-style-name="Visited_20_Internet_20_Link">Ed Morton</text:a> </text:p>
            <text:p text:style-name="P21"><text:a xlink:type="simple" xlink:href="https://stackoverflow.com/questions/45420535/whats-the-most-robust-way-to-efficiently-parse-csv-using-awk/45420607#comment125387895_70925062" text:style-name="Internet_20_link" text:visited-style-name="Visited_20_Internet_20_Link">Jan 31 at 15:22</text:a> </text:p>
          </text:list-item>
        </text:list>
      </text:section>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Wingdings" svg:font-family="Wingdings"/>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2-10T19:52:03.917094178</dc:date>
    <meta:editing-duration>PT34M7S</meta:editing-duration>
    <meta:editing-cycles>4</meta:editing-cycles>
    <meta:generator>LibreOffice/7.0.4.2$Linux_X86_64 LibreOffice_project/00$Build-2</meta:generator>
    <meta:document-statistic meta:table-count="0" meta:image-count="2" meta:object-count="0" meta:page-count="10" meta:paragraph-count="226" meta:word-count="3092" meta:character-count="19401" meta:non-whitespace-character-count="16140"/>
  </office:meta>
</office:document-meta>
</file>